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8.008cm" fo:margin-left="0cm" fo:margin-right="-0.005cm" table:align="margins"/>
    </style:style>
    <style:style style:name="Tabla1.A" style:family="table-column">
      <style:table-column-properties style:column-width="1.517cm" style:rel-column-width="860*"/>
    </style:style>
    <style:style style:name="Tabla1.B" style:family="table-column">
      <style:table-column-properties style:column-width="7.412cm" style:rel-column-width="4202*"/>
    </style:style>
    <style:style style:name="Tabla1.C" style:family="table-column">
      <style:table-column-properties style:column-width="0.938cm" style:rel-column-width="532*"/>
    </style:style>
    <style:style style:name="Tabla1.D" style:family="table-column">
      <style:table-column-properties style:column-width="0.997cm" style:rel-column-width="565*"/>
    </style:style>
    <style:style style:name="Tabla1.E" style:family="table-column">
      <style:table-column-properties style:column-width="2.101cm" style:rel-column-width="1191*"/>
    </style:style>
    <style:style style:name="Tabla1.G" style:family="table-column">
      <style:table-column-properties style:column-width="2.942cm" style:rel-column-width="16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8.002cm" table:align="margins"/>
    </style:style>
    <style:style style:name="Tabla3.A" style:family="table-column">
      <style:table-column-properties style:column-width="3.6cm" style:rel-column-width="13107*"/>
    </style:style>
    <style:style style:name="Tabla3.A1" style:family="table-cell">
      <style:table-cell-properties fo:padding="0.097cm" fo:border="0.002cm solid #333333"/>
    </style:style>
    <style:style style:name="Tabla3.A2" style:family="table-cell">
      <style:table-cell-properties fo:padding="0.097cm" fo:border-left="0.002cm solid #333333" fo:border-right="none" fo:border-top="none" fo:border-bottom="0.002cm solid #333333"/>
    </style:style>
    <style:style style:name="Tabla3.D2" style:family="table-cell">
      <style:table-cell-properties fo:padding="0.097cm" fo:border-left="0.002cm solid #333333" fo:border-right="none" fo:border-top="0.002cm solid #333333" fo:border-bottom="0.002cm solid #333333"/>
    </style:style>
    <style:style style:name="P1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9pt" fo:letter-spacing="normal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5pt" fo:letter-spacing="normal" fo:font-style="italic" fo:font-weight="normal" style:font-size-asian="5pt" style:font-style-asian="italic" style:font-weight-asian="bold" style:font-size-complex="5pt" style:font-style-complex="italic" style:font-weight-complex="bold"/>
    </style:style>
    <style:style style:name="P3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4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7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ext_20_body">
      <style:text-properties fo:font-size="6pt" style:font-size-asian="6pt" style:font-size-complex="6pt"/>
    </style:style>
    <style:style style:name="P14" style:family="paragraph" style:parent-style-name="Text_20_body">
      <style:text-properties fo:font-size="7pt" style:font-size-asian="7pt" style:font-size-complex="7pt"/>
    </style:style>
    <style:style style:name="P15" style:family="paragraph" style:parent-style-name="Text_20_body">
      <style:paragraph-properties fo:margin-top="0cm" fo:margin-bottom="0cm" style:line-height-at-least="0cm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9" style:family="paragraph" style:parent-style-name="Text_20_body">
      <style:paragraph-properties fo:margin-top="0cm" fo:margin-bottom="0cm" style:line-height-at-least="0cm" fo:text-align="end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0" style:family="paragraph" style:parent-style-name="Text_20_body">
      <style:paragraph-properties fo:margin-top="0cm" fo:margin-bottom="0cm" style:line-height-at-least="0cm" fo:text-align="end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ext-input text:description="">#foreach($l in $liquidaciones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row>
          <table:table-cell table:style-name="Tabla1.A1" office:value-type="string">
            <text:p text:style-name="P8"><text:span text:style-name="T3">Legajo</text:span><text:line-break/><text:text-input text:description="">$l.puestoLaboral.legajo.numero</text:text-input></text:p>
          </table:table-cell>
          <table:table-cell table:style-name="Tabla1.A1" table:number-columns-spanned="3" office:value-type="string">
            <text:p text:style-name="P8"><text:span text:style-name="T3">Nombre y apellido</text:span><text:line-break/><text:text-input text:description="">$l.puestoLaboral.legajo.agente.apellido</text:text-input></text:p>
          </table:table-cell>
          <table:covered-table-cell/>
          <table:covered-table-cell/>
          <table:table-cell table:style-name="Tabla1.A1" office:value-type="string">
            <text:p text:style-name="P8"><text:span text:style-name="T3">DNI</text:span><text:line-break/><text:text-input text:description="">$l.puestoLaboral.legajo.agente.dni</text:text-input></text:p>
          </table:table-cell>
          <table:table-cell table:style-name="Tabla1.A1" office:value-type="string">
            <text:p text:style-name="P8"><text:span text:style-name="T3">CUIL</text:span><text:line-break/><text:text-input text:description="">$l.puestoLaboral.legajo.agente.cuit</text:text-input></text:p>
          </table:table-cell>
          <table:table-cell table:style-name="Tabla1.G1" office:value-type="string">
            <text:p text:style-name="P8"><text:span text:style-name="T3">N° de puesto</text:span><text:line-break/><text:text-input text:description="">$l.puestoLaboral.id</text:text-input></text:p>
          </table:table-cell>
        </table:table-row>
        <table:table-row>
          <table:table-cell table:style-name="Tabla1.A2" office:value-type="string">
            <text:p text:style-name="P9">Código</text:p>
          </table:table-cell>
          <table:table-cell table:style-name="Tabla1.A2" table:number-columns-spanned="2" office:value-type="string">
            <text:p text:style-name="P9">Concepto</text:p>
          </table:table-cell>
          <table:covered-table-cell/>
          <table:table-cell table:style-name="Tabla1.A2" office:value-type="string">
            <text:p text:style-name="P18">Cant</text:p>
          </table:table-cell>
          <table:table-cell table:style-name="Tabla1.A2" office:value-type="string">
            <text:p text:style-name="P18">Haberes C/A</text:p>
          </table:table-cell>
          <table:table-cell table:style-name="Tabla1.A2" office:value-type="string">
            <text:p text:style-name="P18">Haberes S/A</text:p>
          </table:table-cell>
          <table:table-cell table:style-name="Tabla1.G2" office:value-type="string">
            <text:p text:style-name="P18">Descuentos</text:p>
          </table:table-cell>
        </table:table-row>
        <table:table-row>
          <table:table-cell table:style-name="Tabla1.A2" office:value-type="string">
            <text:p text:style-name="P11"><text:text-input text:description="">@before-row#foreach($linea in $l.getLiquidacionDetalle())</text:text-input><text:span text:style-name="T4"><text:text-input text:description="">$linea.liquidacionConcepto.codigo</text:text-input></text:span><text:text-input text:description="">@after-row#end</text:text-input></text:p>
          </table:table-cell>
          <table:table-cell table:style-name="Tabla1.A2" table:number-columns-spanned="2" office:value-type="string">
            <text:p text:style-name="P10"><text:text-input text:description="">$linea.liquidacionConcepto.denominacion</text:text-input></text:p>
          </table:table-cell>
          <table:covered-table-cell/>
          <table:table-cell table:style-name="Tabla1.A2" office:value-type="string">
            <text:p text:style-name="P16"><text:text-input text:description="">$linea.cantidad</text:text-input></text:p>
          </table:table-cell>
          <table:table-cell table:style-name="Tabla1.A2" office:value-type="string">
            <text:p text:style-name="P16"><text:text-input text:description="">#if($linea.liquidacionConcepto.liquidacion_concepto_tipo_id == 1 || $linea.liquidacionConcepto.liquidacion_concepto_tipo_id == 4)</text:text-input><text:text-input text:description="">$linea.getTotalMoneda()</text:text-input><text:text-input text:description="">#end</text:text-input></text:p>
          </table:table-cell>
          <table:table-cell table:style-name="Tabla1.A2" office:value-type="string">
            <text:p text:style-name="P16"><text:text-input text:description="">#if($linea.liquidacionConcepto.liquidacion_concepto_tipo_id == 2)</text:text-input><text:text-input text:description="">$linea.getTotalMoneda()</text:text-input><text:text-input text:description="">#end</text:text-input></text:p>
          </table:table-cell>
          <table:table-cell table:style-name="Tabla1.G2" office:value-type="string">
            <text:p text:style-name="P16"><text:text-input text:description="">#if($linea.liquidacionConcepto.liquidacion_concepto_tipo_id == 3)</text:text-input><text:text-input text:description="">$linea.getTotalMoneda()</text:text-input><text:text-input text:description="">#end</text:text-input></text:p>
          </table:table-cell>
        </table:table-row>
        <table:table-row>
          <table:table-cell table:style-name="Tabla1.A2" table:number-columns-spanned="2" office:value-type="string">
            <text:p text:style-name="P12">TOTAL <text:s/>A PAGAR</text:p>
          </table:table-cell>
          <table:covered-table-cell/>
          <table:table-cell table:style-name="Tabla1.A2" table:number-columns-spanned="2" office:value-type="string">
            <text:p text:style-name="P12"><text:text-input text:description="">$l.getTotalACobrarMoneda()</text:text-input></text:p>
          </table:table-cell>
          <table:covered-table-cell/>
          <table:table-cell table:style-name="Tabla1.A2" office:value-type="string">
            <text:p text:style-name="P12"><text:text-input text:description="">$l.getTotalCAMoneda()</text:text-input></text:p>
          </table:table-cell>
          <table:table-cell table:style-name="Tabla1.A2" office:value-type="string">
            <text:p text:style-name="P12"><text:text-input text:description="">$l.getTotalSAMoneda()</text:text-input></text:p>
          </table:table-cell>
          <table:table-cell table:style-name="Tabla1.G2" office:value-type="string">
            <text:p text:style-name="P12"><text:text-input text:description="">$l.getTotalRetencionesMoneda()</text:text-input></text:p>
          </table:table-cell>
        </table:table-row>
      </table:table>
      <text:p text:style-name="P14"><text:text-input text:description="">#end</text:text-input></text:p>
      <table:table table:name="Tabla3" table:style-name="Tabla3">
        <table:table-column table:style-name="Tabla3.A" table:number-columns-repeated="5"/>
        <table:table-row>
          <table:table-cell table:style-name="Tabla3.A1" table:number-columns-spanned="5" office:value-type="string">
            <text:p text:style-name="P15">RESUMEN DE LIQUIDAC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9">Cantidad de liquidaciones</text:p>
            <text:p text:style-name="P20"><text:text-input text:description="">$liquidacion.cantidad_liquidaciones_puestos</text:text-input></text:p>
          </table:table-cell>
          <table:table-cell table:style-name="Tabla3.A2" office:value-type="string">
            <text:p text:style-name="P19">Total C/A</text:p>
            <text:p text:style-name="P20"><text:text-input text:description="">#if($liquidacion.getTotalCA() &gt; 0)</text:text-input><text:text-input text:description="">$number.moneda($liquidacion.getTotalCA())</text:text-input><text:text-input text:description="">#end</text:text-input></text:p>
          </table:table-cell>
          <table:table-cell table:style-name="Tabla3.A2" office:value-type="string">
            <text:p text:style-name="P19">Total S/A</text:p>
            <text:p text:style-name="P20"><text:text-input text:description="">#if($liquidacion.getTotalSA() &gt; 0)</text:text-input><text:text-input text:description="">$number.moneda($liquidacion.getTotalSA())</text:text-input><text:text-input text:description="">#end</text:text-input></text:p>
          </table:table-cell>
          <table:table-cell table:style-name="Tabla3.D2" office:value-type="string">
            <text:p text:style-name="P19">Total descuentos</text:p>
            <text:p text:style-name="P20"><text:text-input text:description="">#if($liquidacion.getTotalRetenciones() &gt; 0)</text:text-input><text:text-input text:description="">$number.moneda($liquidacion.getTotalRetenciones())</text:text-input><text:text-input text:description="">#end</text:text-input></text:p>
          </table:table-cell>
          <table:table-cell table:style-name="Tabla3.A1" office:value-type="string">
            <text:p text:style-name="P20"><text:span text:style-name="T3">Total a cobrar</text:span><text:line-break/><text:text-input text:description="">#if($liquidacion.getTotalACobrar() &gt; 0)</text:text-input><text:text-input text:description="">$number.moneda($liquidacion.getTotalACobrar())</text:text-input><text:text-input text:description="">#end</text:text-input></text:p>
          </table:table-cell>
        </table:table-row>
      </table:table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cm" fo:margin-left="0cm" fo:margin-right="0.002cm" table:align="margins"/>
    </style:style>
    <style:style style:name="Tabla2.A" style:family="table-column">
      <style:table-column-properties style:column-width="3.6cm" style:rel-column-width="13107*"/>
    </style:style>
    <style:style style:name="Tabla2.A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" style:family="table-row">
      <style:table-row-properties style:min-row-height="0.415cm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MP1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9pt" fo:letter-spacing="normal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2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MP3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5pt" fo:letter-spacing="normal" fo:font-style="italic" fo:font-weight="normal" style:font-size-asian="5pt" style:font-style-asian="italic" style:font-weight-asian="bold" style:font-size-complex="5pt" style:font-style-complex="italic" style:font-weight-complex="bold"/>
    </style:style>
    <style:style style:name="MP4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MP5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MP6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MP7" style:family="paragraph" style:parent-style-name="Table_20_Contents">
      <style:paragraph-properties fo:margin-left="0cm" fo:margin-right="0.009cm" fo:text-align="center" style:justify-single-word="false" fo:text-indent="0cm" style:auto-text-indent="false">
        <style:tab-stops>
          <style:tab-stop style:position="0.185cm"/>
          <style:tab-stop style:position="5.398cm"/>
          <style:tab-stop style:position="6.63cm"/>
        </style:tab-stops>
      </style:paragraph-properties>
      <style:text-properties fo:font-variant="normal" fo:text-transform="none" fo:color="#262626" style:font-name="Arial" fo:font-size="7pt" fo:letter-spacing="normal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PARQUE DE LA SALUD DE LA PROVINCIA DE MISIONES</text:p>
        <text:p text:style-name="MP3">“ADMINISTRACIÓN PARQUE DE LA SALUD DE LA PROVINCIA DE MISIONES DR. RAMÓN MADARIAGA LEY XVII – N°70“</text:p>
        <text:p text:style-name="MP3"/>
        <table:table table:name="Tabla2" table:style-name="Tabla2">
          <table:table-column table:style-name="Tabla2.A" table:number-columns-repeated="5"/>
          <table:table-row>
            <table:table-cell table:style-name="Tabla2.A1" table:number-columns-spanned="5" office:value-type="string">
              <text:p text:style-name="MP1">PLANILLA DE SUELDOS Y JORNALES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a2.A2" table:number-columns-spanned="5" office:value-type="string">
              <text:p text:style-name="MP1"><text:text-input text:description="">$liquidacion.titulo</text:text-inpu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4"><text:span text:style-name="MT1">Mes</text:span><text:span text:style-name="MT2"> </text:span><text:span text:style-name="MT2"><text:text-input text:description="">$liquidacion.periodo.getMesPeriodo()</text:text-input></text:span></text:p>
            </table:table-cell>
            <table:table-cell table:style-name="Tabla2.A3" office:value-type="string">
              <text:p text:style-name="MP4"><text:span text:style-name="MT1">Año</text:span><text:span text:style-name="MT2"> </text:span><text:span text:style-name="MT2"><text:text-input text:description="">$liquidacion.periodo.getAnioPeriodo()</text:text-input></text:span></text:p>
            </table:table-cell>
            <table:table-cell table:style-name="Tabla2.A3" office:value-type="string">
              <text:p text:style-name="MP4"><text:span text:style-name="MT1">Liquidación</text:span><text:span text:style-name="MT2"> </text:span><text:span text:style-name="MT2"><text:text-input text:description="">$liquidacion.nro_liquidacion_parque</text:text-input></text:span></text:p>
            </table:table-cell>
            <table:table-cell table:style-name="Tabla2.A3" office:value-type="string">
              <text:p text:style-name="MP5"><text:span text:style-name="MT3">Fecha</text:span> <text:text-input text:description="">$date.formatDate($liquidacion.fecha_liquidacion)</text:text-input></text:p>
            </table:table-cell>
            <table:table-cell table:style-name="Tabla2.A2" office:value-type="string">
              <text:p text:style-name="MP6">Hoja <text:span text:style-name="MT4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1-08-23T16:24:57</meta:creation-date>
    <dc:date>2015-11-10T11:12:44.69</dc:date>
    <meta:editing-duration>P7DT22H10M36S</meta:editing-duration>
    <meta:editing-cycles>385</meta:editing-cycles>
    <meta:generator>OpenOffice/4.1.1$Win32 OpenOffice.org_project/411m6$Build-9775</meta:generator>
    <dc:creator>Dany Sch</dc:creator>
    <meta:document-statistic meta:table-count="3" meta:image-count="0" meta:object-count="0" meta:page-count="1" meta:paragraph-count="43" meta:word-count="224" meta:character-count="1851"/>
  </office:meta>
</office:document-meta>
</file>